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PMingLiU, 新細明體" svg:font-family="PMingLiU, 新細明體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Albany, Arial" svg:font-family="Albany, Arial" style:font-family-generic="swiss" style:font-pitch="variable"/>
    <style:font-face style:name="Mincho, msmincho" svg:font-family="Mincho, msmincho" style:font-family-generic="system" style:font-pitch="variable"/>
    <style:font-face style:name="Andale Sans UI" svg:font-family="Andale Sans UI" style:font-family-generic="system" style:font-pitch="variable"/>
    <style:font-face style:name="Thorndale, 'Times New Roman'" svg:font-family="Thorndale, 'Times New Roman'" style:font-family-generic="roman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MingLiU" svg:font-family="MingLiU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>
        <style:tab-stops>
          <style:tab-stop style:type="left" style:position="0in"/>
        </style:tab-stops>
      </style:paragraph-properties>
    </style:style>
    <style:style style:name="T2" style:parent-style-name="DefaultParagraphFont" style:family="text">
      <style:text-properties style:language-asian="zh" style:country-asian="TW"/>
    </style:style>
    <style:style style:name="T3" style:parent-style-name="DefaultParagraphFont" style:family="text">
      <style:text-properties fo:font-weight="normal" style:font-weight-asian="normal" style:font-weight-complex="normal" fo:font-size="12pt" style:font-size-asian="12pt" style:font-size-complex="12pt"/>
    </style:style>
    <style:style style:name="P4" style:parent-style-name="Standard" style:family="paragraph">
      <style:text-properties style:language-asian="zh" style:country-asian="TW"/>
    </style:style>
    <style:style style:name="T5" style:parent-style-name="DefaultParagraphFont" style:family="text">
      <style:text-properties style:font-name="Arial" style:font-name-asian="MingLiU" style:font-name-complex="Arial" style:letter-kerning="true" style:language-asian="zh" style:country-asian="TW" style:language-complex="ar" style:country-complex="SA"/>
    </style:style>
    <style:style style:name="T6" style:parent-style-name="DefaultParagraphFont" style:family="text">
      <style:text-properties style:font-name="Arial" style:font-name-complex="Arial" style:letter-kerning="true"/>
    </style:style>
    <style:style style:name="T7" style:parent-style-name="DefaultParagraphFont" style:family="text">
      <style:text-properties style:font-name="Arial" style:font-name-asian="MingLiU" style:font-name-complex="Arial" style:letter-kerning="true" style:language-asian="zh" style:country-asian="TW" style:language-complex="ar" style:country-complex="SA"/>
    </style:style>
    <style:style style:name="T8" style:parent-style-name="Hyperlink" style:family="text">
      <style:text-properties style:font-name="Arial" style:font-name-asian="MingLiU" style:font-name-complex="Arial" style:letter-kerning="true" style:language-asian="zh" style:country-asian="TW" style:language-complex="ar" style:country-complex="SA"/>
    </style:style>
    <style:style style:name="T9" style:parent-style-name="Hyperlink" style:family="text">
      <style:text-properties style:font-name="Arial" style:font-name-asian="MingLiU" style:font-name-complex="Arial" style:letter-kerning="true" style:language-asian="zh" style:country-asian="TW" style:language-complex="ar" style:country-complex="SA"/>
    </style:style>
    <style:style style:name="T10" style:parent-style-name="Hyperlink" style:family="text">
      <style:text-properties style:font-name="Arial" style:font-name-asian="MingLiU" style:font-name-complex="Arial" style:letter-kerning="true" style:language-asian="zh" style:country-asian="TW" style:language-complex="ar" style:country-complex="SA"/>
    </style:style>
    <style:style style:name="T11" style:parent-style-name="DefaultParagraphFont" style:family="text">
      <style:text-properties style:font-name="Arial" style:font-name-asian="MingLiU" style:font-name-complex="Arial" style:letter-kerning="true" style:language-asian="zh" style:country-asian="TW" style:language-complex="ar" style:country-complex="SA"/>
    </style:style>
    <style:style style:name="P12" style:parent-style-name="Heading2" style:family="paragraph">
      <style:paragraph-properties fo:margin-top="0.0833in">
        <style:tab-stops>
          <style:tab-stop style:type="left" style:position="0in"/>
        </style:tab-stops>
      </style:paragraph-properties>
    </style:style>
    <style:style style:name="P13" style:parent-style-name="Heading2" style:family="paragraph">
      <style:paragraph-properties>
        <style:tab-stops>
          <style:tab-stop style:type="left" style:position="0in"/>
        </style:tab-stops>
      </style:paragraph-properties>
    </style:style>
    <style:style style:name="P14" style:parent-style-name="Standard" style:family="paragraph">
      <style:text-properties style:language-asian="zh" style:country-asian="TW"/>
    </style:style>
    <style:style style:name="T15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6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8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9" style:parent-style-name="DefaultParagraphFont" style:family="text">
      <style:text-properties style:language-asian="zh" style:country-asian="TW"/>
    </style:style>
    <style:style style:name="T20" style:parent-style-name="DefaultParagraphFont" style:family="text">
      <style:text-properties fo:font-style="italic" style:font-style-asian="italic" style:font-style-complex="italic" fo:font-size="8pt" style:font-size-asian="8pt" style:font-size-complex="8pt" style:language-asian="zh" style:country-asian="TW"/>
    </style:style>
    <style:style style:name="P21" style:parent-style-name="Standard" style:family="paragraph">
      <style:text-properties style:language-asian="zh" style:country-asian="TW"/>
    </style:style>
    <style:style style:name="T22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3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4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5" style:parent-style-name="Standard" style:family="paragraph">
      <style:text-properties fo:font-style="italic" style:font-style-asian="italic" style:font-style-complex="italic" fo:font-size="8pt" style:font-size-asian="8pt" style:font-size-complex="8pt" style:language-asian="zh" style:country-asian="TW"/>
    </style:style>
    <style:style style:name="P26" style:parent-style-name="Heading2" style:family="paragraph">
      <style:paragraph-properties>
        <style:tab-stops>
          <style:tab-stop style:type="left" style:position="0in"/>
        </style:tab-stops>
      </style:paragraph-properties>
    </style:style>
    <style:style style:name="T27" style:parent-style-name="DefaultParagraphFont" style:family="text">
      <style:text-properties style:font-size-complex="12pt"/>
    </style:style>
    <style:style style:name="T28" style:parent-style-name="DefaultParagraphFont" style:family="text">
      <style:text-properties style:font-size-complex="12pt"/>
    </style:style>
    <style:style style:name="T29" style:parent-style-name="DefaultParagraphFont" style:family="text">
      <style:text-properties style:font-size-complex="12pt"/>
    </style:style>
    <style:style style:name="T30" style:parent-style-name="DefaultParagraphFont" style:family="text">
      <style:text-properties style:font-size-complex="12pt"/>
    </style:style>
    <style:style style:name="T31" style:parent-style-name="DefaultParagraphFont" style:family="text">
      <style:text-properties style:font-size-complex="12pt"/>
    </style:style>
    <style:style style:name="T32" style:parent-style-name="DefaultParagraphFont" style:family="text">
      <style:text-properties style:font-size-complex="12pt"/>
    </style:style>
    <style:style style:name="T33" style:parent-style-name="DefaultParagraphFont" style:family="text">
      <style:text-properties fo:font-style="italic" style:font-style-asian="italic" style:font-style-complex="italic" fo:font-size="8pt" style:font-size-asian="8pt" style:font-size-complex="8pt" style:language-asian="zh" style:country-asian="TW"/>
    </style:style>
    <style:style style:name="T34" style:parent-style-name="DefaultParagraphFont" style:family="text">
      <style:text-properties fo:font-style="italic" style:font-style-asian="italic" style:font-style-complex="italic" fo:font-size="8pt" style:font-size-asian="8pt" style:font-size-complex="8pt" style:language-asian="zh" style:country-asian="TW"/>
    </style:style>
    <style:style style:name="T35" style:parent-style-name="DefaultParagraphFont" style:family="text">
      <style:text-properties fo:font-style="italic" style:font-style-asian="italic" style:font-style-complex="italic" fo:font-size="8pt" style:font-size-asian="8pt" style:font-size-complex="8pt" style:language-asian="zh" style:country-asian="TW"/>
    </style:style>
    <style:style style:name="T36" style:parent-style-name="DefaultParagraphFont" style:family="text">
      <style:text-properties fo:font-style="italic" style:font-style-asian="italic" style:font-style-complex="italic" fo:font-size="8pt" style:font-size-asian="8pt" style:font-size-complex="8pt" style:language-asian="zh" style:country-asian="TW"/>
    </style:style>
    <style:style style:name="T37" style:parent-style-name="DefaultParagraphFont" style:family="text">
      <style:text-properties style:language-asian="zh" style:country-asian="TW"/>
    </style:style>
    <style:style style:name="T38" style:parent-style-name="DefaultParagraphFont" style:family="text">
      <style:text-properties fo:font-style="italic" style:font-style-asian="italic" style:font-style-complex="italic" fo:font-size="8pt" style:font-size-asian="8pt" style:font-size-complex="8pt" style:language-asian="zh" style:country-asian="TW"/>
    </style:style>
    <style:style style:name="P39" style:parent-style-name="Standard" style:family="paragraph">
      <style:text-properties style:language-asian="zh" style:country-asian="TW"/>
    </style:style>
    <style:style style:name="T40" style:parent-style-name="DefaultParagraphFont" style:family="text">
      <style:text-properties style:language-asian="zh" style:country-asian="TW"/>
    </style:style>
    <style:style style:name="T41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42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43" style:parent-style-name="Heading2" style:family="paragraph">
      <style:paragraph-properties>
        <style:tab-stops>
          <style:tab-stop style:type="left" style:position="0in"/>
        </style:tab-stops>
      </style:paragraph-properties>
    </style:style>
    <style:style style:name="T44" style:parent-style-name="DefaultParagraphFont" style:family="text">
      <style:text-properties style:language-asian="zh" style:country-asian="TW"/>
    </style:style>
    <style:style style:name="P45" style:parent-style-name="Normal" style:family="paragraph">
      <style:text-properties style:font-name="Arial" style:font-name-complex="Arial"/>
    </style:style>
    <style:style style:name="T46" style:parent-style-name="DefaultParagraphFont" style:family="text">
      <style:text-properties style:font-name="Arial" style:font-name-asian="PMingLiU, 新細明體" style:font-name-complex="Arial" style:language-complex="ar" style:country-complex="SA"/>
    </style:style>
    <style:style style:name="T47" style:parent-style-name="Hyperlink" style:family="text">
      <style:text-properties style:font-name="Arial" style:font-name-asian="PMingLiU, 新細明體" style:font-name-complex="Arial" style:language-complex="ar" style:country-complex="SA"/>
    </style:style>
    <style:style style:name="T48" style:parent-style-name="DefaultParagraphFont" style:family="text">
      <style:text-properties style:font-name="Arial" style:font-name-asian="PMingLiU, 新細明體" style:font-name-complex="Arial" style:language-complex="ar" style:country-complex="SA"/>
    </style:style>
    <style:style style:name="T4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5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51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52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53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54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55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56" style:parent-style-name="Standard" style:family="paragraph">
      <style:text-properties fo:font-style="italic" style:font-style-asian="italic" style:font-style-complex="italic" fo:font-size="8pt" style:font-size-asian="8pt" style:font-size-complex="8pt"/>
    </style:style>
    <style:style style:name="P57" style:parent-style-name="Standard" style:family="paragraph">
      <style:text-properties style:font-size-complex="12pt"/>
    </style:style>
  </office:automatic-styles>
  <office:body>
    <office:text text:use-soft-page-breaks="true">
      <text:h text:style-name="P1" text:outline-level="1"><text:span text:style-name="T2">Iceland</text:span>, Data Sources<text:s text:c="39"/><text:span text:style-name="T3">Last modified: <text:s/>28-Mar-2018</text:span></text:h>
      <text:p text:style-name="P4"/>
      <text:p text:style-name="Normal"><text:span text:style-name="T5">(</text:span><text:span text:style-name="T6">For more details, please refer to</text:span><text:span text:style-name="T7"><text:s/></text:span><text:a xlink:href="http://www.mortality.org/hmd/JPN/InputDB/JPNref.pdf" office:target-frame-name="_top" xlink:show="replace"><text:span text:style-name="T8">mortality.org/hmd/</text:span><text:span text:style-name="T9">ISL/InputDB/ISL</text:span><text:span text:style-name="T10">ref.pdf</text:span></text:a><text:span text:style-name="T11">)</text:span></text:p>
      <text:h text:style-name="P12" text:outline-level="2"/>
      <text:h text:style-name="P13" text:outline-level="2">POPULATION ESTIMATES</text:h>
      <text:p text:style-name="P14"/>
      <text:p text:style-name="Standard">2012 - 2017: <text:s/>Data retrieved from<text:s/><text:a xlink:href="http://www.statice.is/Statistics/Population/Overview" office:target-frame-name="_top" xlink:show="replace">http://www.statice.is/Statistics/Population/Overview</text:a><text:s text:c="2"/><text:span text:style-name="T15">(RefCode 32</text:span><text:span text:style-name="T16">,&amp; 38</text:span><text:span text:style-name="T17">)</text:span></text:p>
      <text:p text:style-name="Standard"/>
      <text:p text:style-name="Standard">2004 - 2011: <text:s/>Data retrieved from<text:s/><text:a xlink:href="http://www.statice.is/" office:target-frame-name="_top" xlink:show="replace"><text:span text:style-name="Internetlink">http://www.statice.is/</text:span></text:a>. <text:s/><text:span text:style-name="T18">(RefCode 13, 19, 22, 24, &amp; 30)</text:span></text:p>
      <text:p text:style-name="PreformattedText"/>
      <text:p text:style-name="Standard">2003 - 2002: <text:s/>Data were received directly from Statistics Iceland.<text:span text:style-name="T19"><text:s text:c="2"/></text:span><text:span text:style-name="T20">(RefCode9, 10, &amp; 18)</text:span></text:p>
      <text:p text:style-name="P21"/>
      <text:p text:style-name="Standard">2001: <text:s/>Statistics Iceland. <text:s/>(2001). <text:s/>Monthly Statistics No. 6. June, 2001.<text:s/><text:span text:style-name="T22">(RefCode4)</text:span></text:p>
      <text:p text:style-name="Standard">Retrieved July, 2001 (<text:a xlink:href="http://www.statice.is/" office:target-frame-name="_top" xlink:show="replace"><text:span text:style-name="Internetlink">http://www.statice.is/</text:span></text:a>).</text:p>
      <text:p text:style-name="Standard"/>
      <text:p text:style-name="Standard">2000: <text:s/>Statistics Iceland. <text:s/>(2000). <text:s/>Monthly Statistics No. 6. <text:s/>June, 2000. Retrieved July, 2001 (<text:a xlink:href="http://www.statice.is/" office:target-frame-name="_top" xlink:show="replace"><text:span text:style-name="Internetlink">http://www.statice.is/</text:span></text:a>). <text:s/><text:span text:style-name="T23">(RefCode11)</text:span></text:p>
      <text:p text:style-name="Standard"/>
      <text:p text:style-name="Standard">1840-1999: <text:s/>Data were received directly from Statistics Iceland.<text:s text:c="2"/><text:span text:style-name="T24">(RefCode5 &amp; 6)</text:span></text:p>
      <text:p text:style-name="P25"/>
      <text:h text:style-name="P26" text:outline-level="2">BIRTHS</text:h>
      <text:p text:style-name="Standard"/>
      <text:p text:style-name="Standard"><text:span text:style-name="T27">2011<text:s/></text:span>-<text:span text:style-name="T28"><text:s/>201</text:span><text:span text:style-name="T29">6</text:span><text:span text:style-name="T30">: <text:s/>Statistics Iceland. Live births by sex</text:span></text:p>
      <text:p text:style-name="Standard"><text:a xlink:href="http://www.statice.is/Statistics/Population/Births-and-deaths" office:target-frame-name="_top" xlink:show="replace"><text:span text:style-name="T31">http://www.statice.is/Statistics/Population/Births-and-deaths</text:span></text:a><text:span text:style-name="T32"><text:s/></text:span><text:span text:style-name="T33">(RefCode34</text:span><text:span text:style-name="T34"><text:s/>&amp; 39</text:span><text:span text:style-name="T35">)</text:span></text:p>
      <text:p text:style-name="Standard"/>
      <text:p text:style-name="Standard">2006 - 2010: <text:s/>Statistics Iceland (<text:a xlink:href="http://www.statice.is/" office:target-frame-name="_top" xlink:show="replace"><text:span text:style-name="Internetlink">http://www.statice.is/</text:span></text:a>). <text:s/><text:span text:style-name="T36">(RefCode21, 26, &amp; 27)</text:span></text:p>
      <text:p text:style-name="Standard"/>
      <text:p text:style-name="Standard">2004 - 2005: <text:s/>Received directly from Statistics Iceland.<text:span text:style-name="T37"><text:s text:c="2"/></text:span><text:span text:style-name="T38">(RefCode17)</text:span></text:p>
      <text:p text:style-name="P39"/>
      <text:p text:style-name="Standard">1951 - 2003: <text:s/>Statistics Iceland. <text:s/>Table - Live births and late fetal deaths by sex<text:span text:style-name="T40"><text:s/></text:span>(singletons, twins etc.). <text:s/>Retrieved August, 2004 (<text:a xlink:href="http://www.statice.is/" office:target-frame-name="_top" xlink:show="replace"><text:span text:style-name="Internetlink">http://www.statice.is/</text:span></text:a>). <text:s/><text:span text:style-name="T41">(RefCode14, 15, &amp; 17)</text:span></text:p>
      <text:p text:style-name="Standard"/>
      <text:p text:style-name="Standard">1838 - 1950: <text:s/>Guðmundur Jónsson and Magnús S. Magnússon, Eds. <text:s/>(1997) Births, 1838-1950. In: Hagskinna. Icelandic Historical Statistics with CD-ROM. <text:s/>Reykjavik: Statistical Bureau of Iceland.<text:s/><text:span text:style-name="T42">(RefCode8)</text:span></text:p>
      <text:p text:style-name="Standard"/>
      <text:h text:style-name="P43" text:outline-level="2"><text:span text:style-name="T44">Death</text:span>S</text:h>
      <text:p text:style-name="Standard"/>
      <text:p text:style-name="P45">1981<text:s/>-<text:s/>2016: <text:s/>Data were received directly from Statistics Iceland.<text:s/>Retrieved from<text:s/></text:p>
      <text:p text:style-name="Normal"><text:span text:style-name="T46">(</text:span><text:a xlink:href="http://www.statice.is/statistics/population/inhabitants/overview" office:target-frame-name="_top" xlink:show="replace"><text:span text:style-name="T47">http://www.statice.is/statistics/population/inhabitants/overview</text:span></text:a><text:span text:style-name="T48">/)</text:span></text:p>
      <text:p text:style-name="Standard"><text:span text:style-name="T49"><text:s/></text:span><text:span text:style-name="T50">(RefCod</text:span><text:span text:style-name="T51">e1, 2, 16, 20, 23, 25, 28, 29,</text:span><text:span text:style-name="T52"><text:s/>33</text:span><text:span text:style-name="T53">,&amp; 37</text:span><text:span text:style-name="T54">)</text:span></text:p>
      <text:p text:style-name="Standard"/>
      <text:p text:style-name="Standard">1838<text:s/>-<text:s/>1980: <text:s/>Data were received directly from Statistics Iceland. <text:s/>Also available on the CD‑ROM provided with: <text:s/>Guðmundur Jónsson and Magnús S. Magnússon, Eds. <text:s/>(1997). <text:s/>Icelandic Historical Statistics. <text:s/>Reykjavík: <text:s/>Statistics Iceland. <text:s/><text:span text:style-name="T55">(RefCode7)</text:span></text:p>
      <text:p text:style-name="P56"/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PMingLiU, 新細明體" svg:font-family="PMingLiU, 新細明體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Albany, Arial" svg:font-family="Albany, Arial" style:font-family-generic="swiss" style:font-pitch="variable"/>
    <style:font-face style:name="Mincho, msmincho" svg:font-family="Mincho, msmincho" style:font-family-generic="system" style:font-pitch="variable"/>
    <style:font-face style:name="Andale Sans UI" svg:font-family="Andale Sans UI" style:font-family-generic="system" style:font-pitch="variable"/>
    <style:font-face style:name="Thorndale, 'Times New Roman'" svg:font-family="Thorndale, 'Times New Roman'" style:font-family-generic="roman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MingLiU" svg:font-family="MingLiU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-complex="Arial" fo:font-weight="bold" style:font-weight-asian="bold" style:font-weight-complex="bold" style:font-style-complex="italic" fo:text-transform="uppercase" style:font-size-complex="12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="Arial" style:font-name-asian="PMingLiU, 新細明體" style:font-name-complex="Times New Roman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lbany, Arial" style:font-name-asian="Mincho, msmincho" style:font-name-complex="Andale Sans U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DejaVu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DejaVu 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ejaVu Sans" fo:hyphenate="false"/>
    </style:style>
    <style:style style:name="PreformattedText" style:display-name="Preformatted Text" style:family="paragraph" style:parent-style-name="Standard">
      <style:text-properties style:font-name="Thorndale, 'Times New Roman'" fo:font-size="10pt" style:font-size-asian="10pt" fo:hyphenate="false"/>
    </style:style>
    <style:style style:name="StyleHeading1" style:display-name="Style Heading 1 +" style:family="paragraph" style:parent-style-name="Heading1" style:default-outline-level="1">
      <style:paragraph-properties fo:margin-top="0in" fo:margin-bottom="0in"/>
      <style:text-properties fo:hyphenate="false"/>
    </style:style>
    <style:style style:name="HTMLPreformatted" style:display-name="HTML Preformatted" style:family="paragraph" style:parent-style-name="Standard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style:language-asian="zh" style:country-asian="TW" fo:hyphenate="tru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DefaultParagraphFont" style:display-name="WW-Default Paragraph Font" style:family="text"/>
    <style:style style:name="Internetlink" style:display-name="Internet link" style:family="text" style:parent-style-name="WW-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Hyperlink" style:display-name="Hyperlink" style:family="text" style:parent-style-name="WW-DefaultParagraphFont">
      <style:text-properties fo:color="#0000FF" style:text-underline-type="single" style:text-underline-style="solid" style:text-underline-width="auto" style:text-underline-mode="continuous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902in" fo:margin-bottom="0.5in" fo:margin-right="0.7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yang</meta:initial-creator>
    <dc:creator>lyang</dc:creator>
    <meta:creation-date>2018-03-28T22:38:00Z</meta:creation-date>
    <dc:date>2018-03-28T22:42:00Z</dc:date>
    <meta:print-date>2018-03-28T22:38:00Z</meta:print-date>
    <meta:template xlink:href="Normal" xlink:type="simple"/>
    <meta:editing-cycles>3</meta:editing-cycles>
    <meta:editing-duration>PT240S</meta:editing-duration>
    <meta:document-statistic meta:page-count="1" meta:paragraph-count="4" meta:word-count="368" meta:character-count="2465" meta:row-count="17" meta:non-whitespace-character-count="2101"/>
  </office:meta>
</office:document-meta>
</file>